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officeooo:rsid="0016976f" officeooo:paragraph-rsid="0016976f" style:font-size-asian="12pt" style:font-size-complex="12pt"/>
    </style:style>
    <style:style style:name="P2" style:family="paragraph" style:parent-style-name="Text_20_body">
      <style:text-properties style:font-name="Liberation Serif" fo:font-size="12pt" style:font-size-asian="12pt" style:font-size-complex="12pt"/>
    </style:style>
    <style:style style:name="P3" style:family="paragraph" style:parent-style-name="Text_20_body">
      <style:text-properties style:font-name="Liberation Serif" fo:font-size="12pt" officeooo:rsid="0016976f" officeooo:paragraph-rsid="0016976f" style:font-size-asian="12pt" style:font-size-complex="12pt"/>
    </style:style>
    <style:style style:name="P4" style:family="paragraph" style:parent-style-name="Text_20_body">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officeooo:paragraph-rsid="001d7172"/>
    </style:style>
    <style:style style:name="P7" style:family="paragraph" style:parent-style-name="Text_20_body" style:list-style-name="L1">
      <style:text-properties style:font-name="Liberation Serif" fo:font-size="12pt" style:font-size-asian="12pt" style:font-size-complex="12pt"/>
    </style:style>
    <style:style style:name="P8" style:family="paragraph" style:parent-style-name="Text_20_body" style:list-style-name="L2">
      <style:text-properties style:font-name="Liberation Serif" fo:font-size="12pt" style:font-size-asian="12pt" style:font-size-complex="12pt"/>
    </style:style>
    <style:style style:name="P9" style:family="paragraph" style:parent-style-name="Text_20_body" style:list-style-name="L1">
      <style:paragraph-properties fo:margin-top="0cm" fo:margin-bottom="0cm" loext:contextual-spacing="false"/>
      <style:text-properties style:font-name="Liberation Serif" fo:font-size="12pt" style:font-size-asian="12pt" style:font-size-complex="12pt"/>
    </style:style>
    <style:style style:name="P10" style:family="paragraph" style:parent-style-name="Text_20_body" style:list-style-name="L1">
      <style:paragraph-properties fo:margin-top="0cm" fo:margin-bottom="0cm" loext:contextual-spacing="false"/>
      <style:text-properties style:font-name="Liberation Serif" fo:font-size="12pt" officeooo:paragraph-rsid="001fc37a" style:font-size-asian="12pt" style:font-size-complex="12pt"/>
    </style:style>
    <style:style style:name="P11" style:family="paragraph" style:parent-style-name="Text_20_body" style:list-style-name="L1">
      <style:paragraph-properties fo:margin-top="0cm" fo:margin-bottom="0cm" loext:contextual-spacing="false"/>
      <style:text-properties style:font-name="Liberation Serif" fo:font-size="12pt" officeooo:paragraph-rsid="00172f24" style:font-size-asian="12pt" style:font-size-complex="12pt"/>
    </style:style>
    <style:style style:name="P12" style:family="paragraph" style:parent-style-name="Text_20_body" style:list-style-name="L2">
      <style:paragraph-properties fo:margin-top="0cm" fo:margin-bottom="0cm" loext:contextual-spacing="false"/>
      <style:text-properties style:font-name="Liberation Serif" fo:font-size="12pt" style:font-size-asian="12pt" style:font-size-complex="12pt"/>
    </style:style>
    <style:style style:name="P13" style:family="paragraph" style:parent-style-name="Preformatted_20_Text">
      <style:text-properties officeooo:paragraph-rsid="0016976f"/>
    </style:style>
    <style:style style:name="P14" style:family="paragraph" style:parent-style-name="Preformatted_20_Text">
      <style:paragraph-properties fo:margin-top="0cm" fo:margin-bottom="0.499cm" loext:contextual-spacing="false"/>
      <style:text-properties officeooo:paragraph-rsid="0022d34a"/>
    </style:style>
    <style:style style:name="T1" style:family="text">
      <style:text-properties officeooo:rsid="0016976f"/>
    </style:style>
    <style:style style:name="T2" style:family="text">
      <style:text-properties fo:font-weight="bold" officeooo:rsid="0016976f" style:font-weight-asian="bold" style:font-weight-complex="bold"/>
    </style:style>
    <style:style style:name="T3" style:family="text">
      <style:text-properties fo:font-weight="bold" officeooo:rsid="0017ecb3" style:font-weight-asian="bold" style:font-weight-complex="bold"/>
    </style:style>
    <style:style style:name="T4" style:family="text">
      <style:text-properties fo:font-weight="bold" officeooo:rsid="001894aa" style:font-weight-asian="bold" style:font-weight-complex="bold"/>
    </style:style>
    <style:style style:name="T5" style:family="text">
      <style:text-properties fo:font-weight="bold" officeooo:rsid="001a72c0" style:font-weight-asian="bold" style:font-weight-complex="bold"/>
    </style:style>
    <style:style style:name="T6" style:family="text">
      <style:text-properties fo:font-weight="bold" officeooo:rsid="002163cb" style:font-weight-asian="bold" style:font-weight-complex="bold"/>
    </style:style>
    <style:style style:name="T7" style:family="text">
      <style:text-properties officeooo:rsid="00172f24"/>
    </style:style>
    <style:style style:name="T8" style:family="text">
      <style:text-properties style:font-name="Liberation Serif" fo:font-size="12pt" style:font-size-asian="12pt" style:font-size-complex="12pt"/>
    </style:style>
    <style:style style:name="T9" style:family="text">
      <style:text-properties style:font-name="Liberation Serif" fo:font-size="12pt" officeooo:rsid="0016976f" style:font-size-asian="12pt" style:font-size-complex="12pt"/>
    </style:style>
    <style:style style:name="T10" style:family="text">
      <style:text-properties style:font-name="Liberation Serif" fo:font-size="12pt" officeooo:rsid="001a72c0" style:font-size-asian="12pt" style:font-size-complex="12pt"/>
    </style:style>
    <style:style style:name="T11" style:family="text">
      <style:text-properties style:font-name="Liberation Serif" fo:font-size="12pt" officeooo:rsid="001d7172" style:font-size-asian="12pt" style:font-size-complex="12pt"/>
    </style:style>
    <style:style style:name="T12" style:family="text">
      <style:text-properties style:font-name="Liberation Serif" fo:font-size="12pt" officeooo:rsid="001e220c" style:font-size-asian="12pt" style:font-size-complex="12pt"/>
    </style:style>
    <style:style style:name="T13" style:family="text">
      <style:text-properties style:font-name="Liberation Serif" fo:font-size="12pt" officeooo:rsid="001e2df6" style:font-size-asian="12pt" style:font-size-complex="12pt"/>
    </style:style>
    <style:style style:name="T14" style:family="text">
      <style:text-properties style:font-name="Liberation Serif" fo:font-size="12pt" officeooo:rsid="002163cb" style:font-size-asian="12pt" style:font-size-complex="12pt"/>
    </style:style>
    <style:style style:name="T15" style:family="text">
      <style:text-properties style:font-name="Liberation Serif" fo:font-size="12pt" officeooo:rsid="0022d34a" style:font-size-asian="12pt" style:font-size-complex="12pt"/>
    </style:style>
    <style:style style:name="T16" style:family="text">
      <style:text-properties style:font-name="Liberation Serif" fo:font-size="12pt" fo:font-weight="bold" officeooo:rsid="001d7172" style:font-size-asian="12pt" style:font-weight-asian="bold" style:font-size-complex="12pt" style:font-weight-complex="bold"/>
    </style:style>
    <style:style style:name="T17" style:family="text">
      <style:text-properties style:font-name="Liberation Serif" fo:font-size="12pt" fo:font-weight="normal" officeooo:rsid="001d7172" style:font-size-asian="12pt" style:font-weight-asian="normal" style:font-size-complex="12pt"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dad de trabajo 2 – Lahoz Sánchez, Rubén.</text:p>
      <text:p text:style-name="P1"/>
      <text:p text:style-name="P3">1.- Dados los siguientes identificadores, indicar si son válidos o no. Justificar las respuestas.</text:p>
      <text:list xml:id="list1491927474" text:style-name="L1">
        <text:list-item>
          <text:p text:style-name="P9">mi variable – <text:span text:style-name="T1">No válido por existir un espacio en blanco.</text:span></text:p>
        </text:list-item>
        <text:list-item>
          <text:p text:style-name="P9">num_de_cte – <text:span text:style-name="T1">Identificador válido, no responde a convención de Java ni para variable, en cuyo caso no debe llevar los guiones; ni para función, en cuyo caso tras el guión comenzaría con mayuscula.</text:span></text:p>
        </text:list-item>
        <text:list-item>
          <text:p text:style-name="P10">____programa – <text:span text:style-name="T1">Identificador válido, no responde a convención de Java.</text:span></text:p>
        </text:list-item>
        <text:list-item>
          <text:p text:style-name="P10">$alguna – <text:span text:style-name="T1">Identificador válido, no se suele utilizar $ como inicio por convenio.</text:span></text:p>
        </text:list-item>
        <text:list-item>
          <text:p text:style-name="P9">3tema – <text:span text:style-name="T1">Identificador no válido por </text:span><text:span text:style-name="T2">empezar</text:span><text:span text:style-name="T1"> por un número.</text:span></text:p>
        </text:list-item>
        <text:list-item>
          <text:p text:style-name="P9"><text:span text:style-name="T1">ci</text:span>erto? - <text:span text:style-name="T1">Identificador no válido por </text:span><text:span text:style-name="T2">contener</text:span><text:span text:style-name="T1"> un carácter ‘?’.</text:span></text:p>
        </text:list-item>
        <text:list-item>
          <text:p text:style-name="P9">númerodeCliente <text:span text:style-name="T7">Identificador válido – no responde a convenio, númeroDeCliente o númeroCliente sería más correcto.</text:span></text:p>
        </text:list-item>
        <text:list-item>
          <text:p text:style-name="P11">Jose~ - <text:span text:style-name="T7">Identificador no válido por el carácter ~.</text:span></text:p>
        </text:list-item>
        <text:list-item>
          <text:p text:style-name="P9">año – <text:span text:style-name="T7">Identificador válido.</text:span></text:p>
        </text:list-item>
        <text:list-item>
          <text:p text:style-name="P9">PI – <text:span text:style-name="T7">Identificador válido, por convención para utilizar como constante.</text:span></text:p>
        </text:list-item>
        <text:list-item>
          <text:p text:style-name="P7">Int – <text:span text:style-name="T7">Es válido pero crearía confusión por ser igual que la palabra reservada correspondiente a un tipo de dato primitivo, int.</text:span></text:p>
        </text:list-item>
      </text:list>
      <text:p text:style-name="P2">2.- Dado el siguiente programa, modifícalo para utilizar las variables que se indican. El tipo de dato elegido debe ser el de menos bits posibles que puedan representar el valor. Justifica tu elección.</text:p>
      <text:list xml:id="list3512690347" text:style-name="L2">
        <text:list-item>
          <text:p text:style-name="P12">Si un empleado está casado o no. - <text:span text:style-name="T3">boolean. </text:span><text:span text:style-name="T4">1 casado, 0 no casado.</text:span></text:p>
        </text:list-item>
        <text:list-item>
          <text:p text:style-name="P12">Valor máximo no modificable: 999999. - <text:span text:style-name="T3">int </text:span><text:span text:style-name="T4">por estar en rango y </text:span><text:span text:style-name="T6">final por </text:span><text:span text:style-name="T4">saber que no se modificará.</text:span></text:p>
        </text:list-item>
        <text:list-item>
          <text:p text:style-name="P12">Día de la semana – <text:span text:style-name="T3">byte. </text:span><text:span text:style-name="T4">1 lunes, 2 martes, 3 miércoles, 4 jueves, 5 viernes, 6 sábado, 7 domingo.</text:span></text:p>
        </text:list-item>
        <text:list-item>
          <text:p text:style-name="P12">Día del año. - <text:span text:style-name="T3">short, </text:span><text:span text:style-name="T4">365 está en rango del short pero no del byte.</text:span></text:p>
        </text:list-item>
        <text:list-item>
          <text:p text:style-name="P12">Sexo: con dos valores posibles 'V' o 'M' – <text:span text:style-name="T6">enum de ‘V’ y ‘M’</text:span><text:span text:style-name="T5">.</text:span></text:p>
        </text:list-item>
        <text:list-item>
          <text:p text:style-name="P12">Milisegundos transcurridos desde el 01/01/1970 hasta nuestros días. <text:span text:style-name="T3">Long, </text:span><text:span text:style-name="T4">de echo la función System.currentTimeMillis(), devuelve un long.</text:span></text:p>
        </text:list-item>
        <text:list-item>
          <text:p text:style-name="P12">Almacenar el total de una factura – <text:span text:style-name="T6">double</text:span><text:span text:style-name="T3">. </text:span><text:span text:style-name="T4">Suponiendo que existen decimales en la moneda y no debería haber problemas de rango, </text:span><text:span text:style-name="T6">double por tener mayor precisión</text:span><text:span text:style-name="T4">.</text:span></text:p>
        </text:list-item>
        <text:list-item>
          <text:p text:style-name="P8">Población mundial del planeta tierra. - <text:span text:style-name="T4">long, el int </text:span><text:span text:style-name="T6">no </text:span><text:span text:style-name="T4">está </text:span><text:span text:style-name="T6">en</text:span><text:span text:style-name="T4"> rango.</text:span></text:p>
        </text:list-item>
      </text:list>
      <text:p text:style-name="P13"><text:span text:style-name="Source_20_Text"><text:span text:style-name="T9">public class ejerciciovariables {</text:span></text:span></text:p>
      <text:p text:style-name="P14"><text:span text:style-name="Source_20_Text"><text:span text:style-name="T10"><text:s/></text:span></text:span><text:span text:style-name="Source_20_Text"><text:span text:style-name="T14">enum</text:span></text:span><text:span text:style-name="Source_20_Text"><text:span text:style-name="T10"> </text:span></text:span><text:span text:style-name="Source_20_Text"><text:span text:style-name="T15">tipoS</text:span></text:span><text:span text:style-name="Source_20_Text"><text:span text:style-name="T10">exo</text:span></text:span><text:span text:style-name="Source_20_Text"><text:span text:style-name="T14">{V, M}</text:span></text:span><text:span text:style-name="Source_20_Text"><text:span text:style-name="T10">;<text:line-break/></text:span></text:span><text:span text:style-name="Source_20_Text"><text:span text:style-name="T8"> <text:s text:c="2"/>public static void main(String[] args) { <text:line-break/> <text:s text:c="2"/></text:span></text:span><text:span text:style-name="Source_20_Text"><text:span text:style-name="T10">boolean casado;<text:line-break/> <text:s text:c="2"/>final </text:span></text:span><text:span text:style-name="Source_20_Text"><text:span text:style-name="T13">int</text:span></text:span><text:span text:style-name="Source_20_Text"><text:span text:style-name="T10"> MAX = 999999;<text:line-break/> <text:s text:c="2"/>byte weekDay;<text:line-break/> <text:s text:c="2"/>short yearDay;<text:line-break/> <text:s text:c="2"/></text:span></text:span><text:span text:style-name="Source_20_Text"><text:span text:style-name="T15">tipoS</text:span></text:span><text:span text:style-name="Source_20_Text"><text:span text:style-name="T10">exo </text:span></text:span><text:span text:style-name="Source_20_Text"><text:span text:style-name="T15">sexo;</text:span></text:span><text:span text:style-name="Source_20_Text"><text:span text:style-name="T10"><text:line-break/> <text:s text:c="2"/>long time;<text:line-break/> <text:s text:c="2"/></text:span></text:span><text:span text:style-name="Source_20_Text"><text:span text:style-name="T14">double</text:span></text:span><text:span text:style-name="Source_20_Text"><text:span text:style-name="T10"> total;<text:line-break/> <text:s text:c="2"/>long poblacion;<text:line-break/> </text:span></text:span><text:span text:style-name="Source_20_Text"><text:span text:style-name="T12">}<text:line-break/>}</text:span></text:span><text:span text:style-name="Source_20_Text"><text:span text:style-name="T8"><text:line-break/> <text:s/></text:span></text:span></text:p>
      <text:p text:style-name="P4"><text:soft-page-break/><text:span text:style-name="Source_20_Text"><text:span text:style-name="T8">4.- Indica los errores presentes en el siguiente código:</text:span></text:span></text:p>
      <text:p text:style-name="P5"><text:span text:style-name="Source_20_Text"><text:span text:style-name="T8">/<text:line-break/>operadoresaritmeticos.java<text:line-break/>Programa que muestra el uso de los operadores aritméticos<text:line-break/>/<text:line-break/>public class operadoresaritmeticos {</text:span></text:span></text:p>
      <text:p text:style-name="P5"><text:span text:style-name="Source_20_Text"><text:span text:style-name="T8">public static main(String[] args) <text:line-break/>short x = 7;<text:line-break/>int y = 5;<text:line-break/>float f1 = 13.5;<text:line-break/>float f2 = 8f;<text:line-break/>System.out.println("El valor de x es ", x, " y el valor de y es ", y);<text:line-break/>System.out.println("El resultado de x + y es " + (x + y));<text:line-break/>System.out.println("El resultado de x - y es " + (x – y));<text:line-break/>System.out.printf("\n%s%s\n","División entera:","x / y = ",(x/y));<text:line-break/>System.out.println("Resto de la división entera: x % y = " + (x % y));<text:line-break/>System.out.printf("El valor de f1 es %f y el de f2 es %f\n",f1,f2);<text:line-break/>System.out.println("El resultado de f1 / f2 es " + (f1 / f2))<text:line-break/>}</text:span></text:span></text:p>
      <text:p text:style-name="P6"><text:span text:style-name="Source_20_Text"><text:span text:style-name="T11">Falta </text:span></text:span><text:span text:style-name="Source_20_Text"><text:span text:style-name="T16">{</text:span></text:span><text:span text:style-name="Source_20_Text"><text:span text:style-name="T17"> al inicio del main.<text:line-break/>Falta definir la devolución del main, </text:span></text:span><text:span text:style-name="Source_20_Text"><text:span text:style-name="T16">void.<text:line-break/></text:span></text:span><text:span text:style-name="Source_20_Text"><text:span text:style-name="T17">Definición de f1, falta la f detras de 13.5.<text:line-break/>La concatenación se realiza con ‘+’, no con ‘,’ en el primer System.out.<text:line-break/>Falta ‘</text:span></text:span><text:span text:style-name="Source_20_Text"><text:span text:style-name="T16">;’</text:span></text:span><text:span text:style-name="Source_20_Text"><text:span text:style-name="T17"> en final de la última linea de código.<text:line-break/><text:line-break/>public static void main(String[] args) {<text:line-break/><text:tab/>short x = 7;<text:line-break/><text:tab/>int y = 5;<text:line-break/><text:tab/>float f1 = 13.5f;<text:line-break/><text:tab/>float f2 = 8f;<text:line-break/><text:tab/>System.out.println("El valor de x es " + x + " y el valor de y es "+ y);<text:line-break/><text:tab/>System.out.println("El resultado de x + y es " + (x + y));<text:line-break/><text:tab/>System.out.println("El resultado de x - y es " + (x – y));<text:line-break/><text:tab/>System.out.printf("\n%s%s\n","División entera:","x / y = ",(x/y));<text:line-break/><text:tab/>System.out.println("Resto de la división entera: x % y = " + (x % y));<text:line-break/><text:tab/>System.out.printf("El valor de f1 es %f y el de f2 es %f\n",f1,f2);<text:line-break/><text:tab/>System.out.println("El resultado de f1 / f2 es " + (f1 / f2));<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3:29:54.714442198</meta:creation-date>
    <dc:date>2018-10-22T07:32:20.825840774</dc:date>
    <meta:editing-duration>PT9M46S</meta:editing-duration>
    <meta:editing-cycles>6</meta:editing-cycles>
    <meta:generator>LibreOffice/6.0.6.2$Linux_X86_64 LibreOffice_project/00m0$Build-2</meta:generator>
    <meta:document-statistic meta:table-count="0" meta:image-count="0" meta:object-count="0" meta:page-count="2" meta:paragraph-count="28" meta:word-count="662" meta:character-count="3853" meta:non-whitespace-character-count="3177"/>
  </office:meta>
</office:document-meta>
</file>